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1"/>
    <style:style style:name="P5" style:family="paragraph" style:parent-style-name="List_20_Paragraph"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Design</text:p>
      <text:p text:style-name="Standard">Game Scenario</text:p>
      <text:p text:style-name="Standard">With both sides desperately needing an advantage to tip the war in their favour, even this relatively tiny smelting plant has become a battleground for the vital metals it can produce.</text:p>
      <text:p text:style-name="Standard">Asset List</text:p>
      <text:list xml:id="list4173244421645825862" text:style-name="WWNum2">
        <text:list-item>
          <text:p text:style-name="P2">Architecture</text:p>
        </text:list-item>
      </text:list>
      <text:list xml:id="list4356382652965923140" text:style-name="L1">
        <text:list-item>
          <text:list>
            <text:list-item>
              <text:p text:style-name="P5">Walls (Concrete)</text:p>
            </text:list-item>
            <text:list-item>
              <text:p text:style-name="P5">Roof (Corrugated Iron)</text:p>
            </text:list-item>
            <text:list-item>
              <text:p text:style-name="P5">Smokestacks (also concrete)</text:p>
            </text:list-item>
            <text:list-item>
              <text:p text:style-name="P5">Tunnel entrance (stone)</text:p>
            </text:list-item>
            <text:list-item>
              <text:p text:style-name="P5">Railway tracks (gravel, wood, iron)</text:p>
            </text:list-item>
            <text:list-item>
              <text:p text:style-name="P5">Slag Heaps (Industrial Slag)</text:p>
            </text:list-item>
          </text:list>
        </text:list-item>
      </text:list>
      <text:list xml:id="list4347146225153797124" text:style-name="WWNum3">
        <text:list-item>
          <text:p text:style-name="P3">Props</text:p>
          <text:list>
            <text:list-item>
              <text:p text:style-name="P3">Train/Train cars (Engine, Hopper car, Tanker car)</text:p>
            </text:list-item>
            <text:list-item>
              <text:p text:style-name="P3">Rock Crusher</text:p>
            </text:list-item>
            <text:list-item>
              <text:p text:style-name="P3">Arc Furnace</text:p>
            </text:list-item>
            <text:list-item>
              <text:p text:style-name="P3">Molten Metal Tanks</text:p>
            </text:list-item>
            <text:list-item>
              <text:p text:style-name="P3">Smelting pits</text:p>
            </text:list-item>
          </text:list>
        </text:list-item>
      </text:list>
      <text:p text:style-name="Standard">Floor Plans</text:p>
      <text:p text:style-name="Standard">Design And Game Play</text:p>
      <text:list xml:id="list1141704795842147079" text:style-name="WWNum1">
        <text:list-item>
          <text:p text:style-name="P4">Map is split into two sections, exposed exterior yard and more confined internal area</text:p>
        </text:list-item>
        <text:list-item>
          <text:p text:style-name="P4">Ladders allow climbing both onto trains and the roof of the factory</text:p>
        </text:list-item>
        <text:list-item>
          <text:p text:style-name="P4">Most weapons and pick-ups are hidden behind or around the machinery</text:p>
        </text:list-item>
        <text:list-item>
          <text:p text:style-name="P4">Some weapons/pick-ups however are directly in the centre <text:s/>of exposed areas, creating risk and reward for whether or not players risk attempting to collect said items.</text:p>
        </text:list-item>
        <text:list-item>
          <text:p text:style-name="P4">The machines and smelting pits are lethal-falling in the molten metal/rock crusher or walking between the electrodes on the arc welder will instantly kill the player.</text:p>
        </text:list-item>
        <text:list-item>
          <text:p text:style-name="P4">The train contains a redeemer but with only one very confined exit, players have to move very fast to get in and out again, and cannot fire inside the train as they will hit themselv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mes</meta:initial-creator>
    <meta:editing-cycles>7</meta:editing-cycles>
    <meta:creation-date>2016-10-21T07:56:00</meta:creation-date>
    <dc:date>2016-10-26T14:09:43.14</dc:date>
    <meta:editing-duration>PT15M45S</meta:editing-duration>
    <meta:generator>OpenOffice/4.1.0$Win32 OpenOffice.org_project/410m18$Build-9764</meta:generator>
    <meta:document-statistic meta:table-count="0" meta:image-count="0" meta:object-count="0" meta:page-count="1" meta:paragraph-count="25" meta:word-count="224" meta:character-count="1282"/>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